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5" style:family="paragraph" style:parent-style-name="Text_20_body">
      <style:text-properties officeooo:paragraph-rsid="00553e18"/>
    </style:style>
    <style:style style:name="P6" style:family="paragraph" style:parent-style-name="Text_20_body">
      <style:text-properties officeooo:rsid="00578a3b" officeooo:paragraph-rsid="00578a3b"/>
    </style:style>
    <style:style style:name="P7" style:family="paragraph" style:parent-style-name="Text_20_body">
      <style:text-properties officeooo:rsid="00578a3b" officeooo:paragraph-rsid="0057b18e"/>
    </style:style>
    <style:style style:name="P8" style:family="paragraph" style:parent-style-name="Text_20_body">
      <style:text-properties officeooo:rsid="00589186" officeooo:paragraph-rsid="00589186"/>
    </style:style>
    <style:style style:name="P9" style:family="paragraph" style:parent-style-name="Text_20_body">
      <style:text-properties officeooo:rsid="00589186" officeooo:paragraph-rsid="005934cc"/>
    </style:style>
    <style:style style:name="P10" style:family="paragraph" style:parent-style-name="Text_20_body">
      <style:text-properties officeooo:rsid="005ac699" officeooo:paragraph-rsid="005c2966"/>
    </style:style>
    <style:style style:name="P11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P12" style:family="paragraph" style:parent-style-name="Text_20_body">
      <style:text-properties officeooo:rsid="005c2966" officeooo:paragraph-rsid="005c2966"/>
    </style:style>
    <style:style style:name="P13" style:family="paragraph" style:parent-style-name="Text_20_body">
      <style:text-properties officeooo:rsid="005c2966" officeooo:paragraph-rsid="005c4ce2"/>
    </style:style>
    <style:style style:name="T1" style:family="text">
      <style:text-properties officeooo:rsid="00425fc2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333333" fo:letter-spacing="normal" officeooo:rsid="0049c015"/>
    </style:style>
    <style:style style:name="T4" style:family="text">
      <style:text-properties officeooo:rsid="00477d7f"/>
    </style:style>
    <style:style style:name="T5" style:family="text">
      <style:text-properties officeooo:rsid="00553e18"/>
    </style:style>
    <style:style style:name="T6" style:family="text">
      <style:text-properties officeooo:rsid="005672b7"/>
    </style:style>
    <style:style style:name="T7" style:family="text">
      <style:text-properties officeooo:rsid="0057b18e"/>
    </style:style>
    <style:style style:name="T8" style:family="text">
      <style:text-properties officeooo:rsid="00589186"/>
    </style:style>
    <style:style style:name="T9" style:family="text">
      <style:text-properties officeooo:rsid="005b3ae3"/>
    </style:style>
    <style:style style:name="T10" style:family="text">
      <style:text-properties officeooo:rsid="005c4ce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1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4"/>
      <text:p text:style-name="P13">0<text:span text:style-name="T10">8</text:span>.04.2019 - Added chapter <text:s/>6 Editors introduction.pdf</text:p>
      <text:p text:style-name="P12">07.04.2019 - Added chapter <text:s/>20 Editors - Text Editor.pdf</text:p>
      <text:p text:style-name="P10">04.04.2019 - <text:span text:style-name="T8">Added chapter </text:span>30 Advanced - Scripting &amp; Extending Bforartists.pdf<text:span text:style-name="T9"> + 29 Advanced - Command Line.odt</text:span></text:p>
      <text:p text:style-name="P9">02.04.2019 - Added chapter 31 Advanced - Working Limits</text:p>
      <text:p text:style-name="P8">02.04.2019 - Added chapter 32 - Troubleshooting.pdf</text:p>
      <text:p text:style-name="P7">01.04.2019 - <text:span text:style-name="T7">Added</text:span> chapter 25 Editors - Properties Editor.pdf</text:p>
      <text:p text:style-name="P6">01.04.2019 - Updated chapter 3 and 4</text:p>
      <text:p text:style-name="P5"><text:span text:style-name="T5">31</text:span>.03.2019 - Added chapter <text:span text:style-name="T6">3 Interface, and </text:span>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<text:span text:style-name="T2">06.03.2019  - Added chapter </text:span><text:span text:style-name="T3">17 + </text:span><text:span text:style-name="T2">36</text:span></text:p>
      <text:p text:style-name="Text_20_body"><text:span text:style-name="T4">04.03.2019 - </text:span><text:span text:style-name="T2">Added chapter 95 + 96 + 1</text:span> </text:p>
      <text:p text:style-name="Text_20_body">04.03.2019 - changed the internal chapter numbering.</text:p>
      <text:p text:style-name="Text_20_body"><text:span text:style-name="T1">03.03</text:span>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30M9S</meta:editing-duration>
    <meta:editing-cycles>70</meta:editing-cycles>
    <meta:generator>LibreOffice/6.1.4.2$Windows_X86_64 LibreOffice_project/9d0f32d1f0b509096fd65e0d4bec26ddd1938fd3</meta:generator>
    <dc:date>2019-04-08T18:18:49.521000000</dc:date>
    <meta:document-statistic meta:table-count="1" meta:image-count="0" meta:object-count="0" meta:page-count="1" meta:paragraph-count="24" meta:word-count="201" meta:character-count="1263" meta:non-whitespace-character-count="1082"/>
    <meta:template xlink:type="simple" xlink:actuate="onRequest" xlink:title="standard1cm" xlink:href="../../../../AppData/Roaming/LibreOffice/4/user/template/standard1cm.ott" meta:date="2016-03-28T18:47:57.125000000"/>
  </office:meta>
</office:document-meta>
</file>